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4000001766928766C.png" manifest:media-type="image/png"/>
  <manifest:file-entry manifest:full-path="Pictures/100000010000018900000075A6F2F482.png" manifest:media-type="image/png"/>
  <manifest:file-entry manifest:full-path="Pictures/10000001000001E80000029F1ADA9C2E.png" manifest:media-type="image/png"/>
  <manifest:file-entry manifest:full-path="Pictures/100000010000017F00000148C80B3313.png" manifest:media-type="image/png"/>
  <manifest:file-entry manifest:full-path="Pictures/10000001000001920000016969EE7FD2.png" manifest:media-type="image/png"/>
  <manifest:file-entry manifest:full-path="Pictures/1000000100000244000001064745510E.png" manifest:media-type="image/png"/>
  <manifest:file-entry manifest:full-path="Pictures/100000010000025100000125B7FE5B95.png" manifest:media-type="image/png"/>
  <manifest:file-entry manifest:full-path="Pictures/10000001000002050000011394CE6561.png" manifest:media-type="image/png"/>
  <manifest:file-entry manifest:full-path="Pictures/100000010000019D000000C0D499AC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f9b" officeooo:paragraph-rsid="00038f9b"/>
    </style:style>
    <style:style style:name="P2" style:family="paragraph" style:parent-style-name="Standard">
      <style:text-properties officeooo:rsid="0008c304" officeooo:paragraph-rsid="0008c304"/>
    </style:style>
    <style:style style:name="P3" style:family="paragraph" style:parent-style-name="Standard">
      <style:text-properties officeooo:rsid="000cb027" officeooo:paragraph-rsid="000cb027"/>
    </style:style>
    <style:style style:name="P4" style:family="paragraph" style:parent-style-name="Standard">
      <style:text-properties officeooo:rsid="000e2061" officeooo:paragraph-rsid="000e20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1" text:anchor-type="char" svg:x="0.113cm" svg:y="0.037cm" svg:width="10.926cm" svg:height="15.021cm" draw:z-index="0"><draw:image xlink:href="Pictures/10000001000001E80000029F1ADA9C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113cm" svg:y="0.452cm" svg:width="10.398cm" svg:height="3.096cm" draw:z-index="1"><draw:image xlink:href="Pictures/100000010000018900000075A6F2F4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21cm" svg:y="0.079cm" svg:width="8.901cm" svg:height="7.622cm" draw:z-index="2"><draw:image xlink:href="Pictures/100000010000017F00000148C80B33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0.021cm" svg:y="0.397cm" svg:width="7.759cm" svg:height="9.423cm" draw:z-index="3"><draw:image xlink:href="Pictures/100000010000013400000176692876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0.021cm" svg:y="0.453cm" svg:width="12.12cm" svg:height="5.475cm" draw:z-index="4"><draw:image xlink:href="Pictures/100000010000024400000106474551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</text:p>
      <text:p text:style-name="P3"><draw:frame draw:style-name="fr1" draw:name="Imagen6" text:anchor-type="char" svg:x="0.072cm" svg:y="0cm" svg:width="15.692cm" svg:height="7.752cm" draw:z-index="5"><draw:image xlink:href="Pictures/100000010000025100000125B7FE5B95.png" xlink:type="simple" xlink:show="embed" xlink:actuate="onLoad" draw:mime-type="image/png"/></draw:frame><draw:frame draw:style-name="fr1" draw:name="Imagen7" text:anchor-type="char" svg:x="0.072cm" svg:y="7.751cm" svg:width="9.477cm" svg:height="8.511cm" draw:z-index="6"><draw:image xlink:href="Pictures/10000001000001920000016969EE7F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8" text:anchor-type="char" svg:x="0.072cm" svg:y="0.231cm" svg:width="13.681cm" svg:height="7.278cm" draw:z-index="7"><draw:image xlink:href="Pictures/10000001000002050000011394CE65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9" text:anchor-type="char" svg:x="-0.005cm" svg:y="0.028cm" svg:width="10.927cm" svg:height="5.08cm" draw:z-index="8"><draw:image xlink:href="Pictures/100000010000019D000000C0D499AC1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4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8:09:39.944061800</meta:creation-date>
    <dc:date>2025-11-10T18:21:39.166577700</dc:date>
    <meta:editing-duration>PT11M55S</meta:editing-duration>
    <meta:editing-cycles>10</meta:editing-cycles>
    <meta:generator>LibreOffice/25.2.6.2$Windows_X86_64 LibreOffice_project/729c5bfe710f5eb71ed3bbde9e06a6065e9c6c5d</meta:generator>
    <meta:document-statistic meta:table-count="0" meta:image-count="9" meta:object-count="0" meta:page-count="4" meta:paragraph-count="4" meta:word-count="4" meta:character-count="8" meta:non-whitespace-character-count="8"/>
  </office:meta>
</office:document-meta>
</file>